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6cca" officeooo:paragraph-rsid="001b6cca"/>
    </style:style>
    <style:style style:name="P2" style:family="paragraph" style:parent-style-name="Standard">
      <style:text-properties fo:font-size="18pt" officeooo:rsid="001b6cca" officeooo:paragraph-rsid="001b6cca" style:font-size-asian="18pt" style:font-size-complex="18pt"/>
    </style:style>
    <style:style style:name="P3" style:family="paragraph" style:parent-style-name="Standard">
      <style:text-properties officeooo:rsid="001c09d6" officeooo:paragraph-rsid="001c09d6"/>
    </style:style>
    <style:style style:name="P4" style:family="paragraph" style:parent-style-name="Standard">
      <style:text-properties officeooo:rsid="0021219b" officeooo:paragraph-rsid="0021219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df007"/>
    </style:style>
    <style:style style:name="T3" style:family="text">
      <style:text-properties officeooo:rsid="001fbc35"/>
    </style:style>
    <style:style style:name="T4" style:family="text">
      <style:text-properties officeooo:rsid="002121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AE ALBERT</text:p>
      <text:p text:style-name="P1"/>
      <text:p text:style-name="P1"/>
      <text:p text:style-name="P1">- Groupes : 3 groupes de 4</text:p>
      <text:p text:style-name="P1"><text:tab/><text:tab/>Notation Individuelle</text:p>
      <text:p text:style-name="P1"/>
      <text:p text:style-name="P1">- Gestion de projet :</text:p>
      <text:p text:style-name="P1"><text:tab/>- Méthode agile (Ajouter des points d’étapes au fur et a mesure du projet (roadmap))</text:p>
      <text:p text:style-name="P1"><text:tab/>- Retroplanning</text:p>
      <text:p text:style-name="P1"/>
      <text:p text:style-name="P1">- Rendu FINAL le 18/12/2024 → </text:p>
      <text:p text:style-name="P1"><text:tab/>- Infrastructure et son deploiement</text:p>
      <text:p text:style-name="P1"><text:tab/>- Applicatif</text:p>
      <text:p text:style-name="P1"><text:tab/>- <text:span text:style-name="T4">Rapport Individuel comprenant les technologies utilisées (uniquement sur ce que l’on a fait)</text:span></text:p>
      <text:p text:style-name="P1"><text:tab/>- Doc (utilisateur + dev et procedure deploiement)</text:p>
      <text:p text:style-name="P1"><text:tab/>- <text:span text:style-name="T4">Debrief / Présentation orale du projet global par groupe. </text:span></text:p>
      <text:p text:style-name="P1"/>
      <text:p text:style-name="P3">- Coté dev :</text:p>
      <text:p text:style-name="P3"><text:tab/>- Scripts de gestion d’infra obligatoire (deploiement, maintenance, MAJ, etc)</text:p>
      <text:p text:style-name="P3"><text:tab/>- Orchestrateur (Kubernetes obligatoire)</text:p>
      <text:p text:style-name="P3"><text:tab/>- Ajout de scripts / options supplémentaires de l’appli possible mais <text:span text:style-name="T1">a justifier par groupe</text:span></text:p>
      <text:p text:style-name="P3"><text:tab/>- Rapport de données → GRAFANA (obligatoire)</text:p>
      <text:p text:style-name="P3"><text:tab/>- <text:span text:style-name="T2">Haute dispo + Résistance aux pannes</text:span></text:p>
      <text:p text:style-name="P3"/>
      <text:p text:style-name="P3">- <text:span text:style-name="T2">Coté sécu:</text:span></text:p>
      <text:p text:style-name="P3"><text:tab/>- <text:span text:style-name="T2">Prévoir le minimum syndical (firewall, protection, encryption, etc..)</text:span></text:p>
      <text:p text:style-name="P3"/>
      <text:p text:style-name="P3">- <text:span text:style-name="T3">Optimisation des instances (Dockerfile optimisés, petites images / conteneurs pour la scalabilité)</text:span>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13:21:53.023861790</meta:creation-date>
    <dc:date>2024-10-17T14:00:11.172585878</dc:date>
    <meta:editing-duration>PT28M4S</meta:editing-duration>
    <meta:editing-cycles>4</meta:editing-cycles>
    <meta:generator>LibreOffice/24.2.6.2$Linux_X86_64 LibreOffice_project/420$Build-2</meta:generator>
    <meta:document-statistic meta:table-count="0" meta:image-count="0" meta:object-count="0" meta:page-count="1" meta:paragraph-count="21" meta:word-count="150" meta:character-count="958" meta:non-whitespace-character-count="812"/>
  </office:meta>
</office:document-meta>
</file>